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91129119404801</text:p>
          </table:table-cell>
          <table:table-cell office:value-type="string" calcext:value-type="string">
            <text:p>103 <text:s/>N15 E20 01AACD1 <text:s text:c="3"/>Carson City Dump North</text:p>
          </table:table-cell>
          <table:table-cell office:value-type="string" calcext:value-type="string">
            <text:p>2025-06-25 21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24648" calcext:value-type="float">
            <text:p>58.52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9119404801</text:p>
          </table:table-cell>
          <table:table-cell office:value-type="string" calcext:value-type="string">
            <text:p>103 <text:s/>N15 E20 01AACD1 <text:s text:c="3"/>Carson City Dump North</text:p>
          </table:table-cell>
          <table:table-cell office:value-type="string" calcext:value-type="string">
            <text:p>2025-03-24 15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454" calcext:value-type="float">
            <text:p>58.44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9119404801</text:p>
          </table:table-cell>
          <table:table-cell office:value-type="string" calcext:value-type="string">
            <text:p>103 <text:s/>N15 E20 01AACD1 <text:s text:c="3"/>Carson City Dump North</text:p>
          </table:table-cell>
          <table:table-cell office:value-type="string" calcext:value-type="string">
            <text:p>2025-0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11872" calcext:value-type="float">
            <text:p>58.41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9119404801</text:p>
          </table:table-cell>
          <table:table-cell office:value-type="string" calcext:value-type="string">
            <text:p>103 <text:s/>N15 E20 01AACD1 <text:s text:c="3"/>Carson City Dump North</text:p>
          </table:table-cell>
          <table:table-cell office:value-type="string" calcext:value-type="string">
            <text:p>2024-08-12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02144" calcext:value-type="float">
            <text:p>58.30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9119404801</text:p>
          </table:table-cell>
          <table:table-cell office:value-type="string" calcext:value-type="string">
            <text:p>103 <text:s/>N15 E20 01AACD1 <text:s text:c="3"/>Carson City Dump North</text:p>
          </table:table-cell>
          <table:table-cell office:value-type="string" calcext:value-type="string">
            <text:p>2024-06-20 15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29576" calcext:value-type="float">
            <text:p>58.32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9119404801</text:p>
          </table:table-cell>
          <table:table-cell office:value-type="string" calcext:value-type="string">
            <text:p>103 <text:s/>N15 E20 01AACD1 <text:s text:c="3"/>Carson City Dump North</text:p>
          </table:table-cell>
          <table:table-cell office:value-type="string" calcext:value-type="string">
            <text:p>2023-12-19 17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09408" calcext:value-type="float">
            <text:p>58.50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9119404801</text:p>
          </table:table-cell>
          <table:table-cell office:value-type="string" calcext:value-type="string">
            <text:p>103 <text:s/>N15 E20 01AACD1 <text:s text:c="3"/>Carson City Dump North</text:p>
          </table:table-cell>
          <table:table-cell office:value-type="string" calcext:value-type="string">
            <text:p>2023-06-29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42224" calcext:value-type="float">
            <text:p>58.94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9119404801</text:p>
          </table:table-cell>
          <table:table-cell office:value-type="string" calcext:value-type="string">
            <text:p>103 <text:s/>N15 E20 01AACD1 <text:s text:c="3"/>Carson City Dump North</text:p>
          </table:table-cell>
          <table:table-cell office:value-type="string" calcext:value-type="string">
            <text:p>2023-03-28 16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34576" calcext:value-type="float">
            <text:p>60.23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9119404801</text:p>
          </table:table-cell>
          <table:table-cell office:value-type="string" calcext:value-type="string">
            <text:p>103 <text:s/>N15 E20 01AACD1 <text:s text:c="3"/>Carson City Dump North</text:p>
          </table:table-cell>
          <table:table-cell office:value-type="string" calcext:value-type="string">
            <text:p>2022-12-14 19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91776" calcext:value-type="float">
            <text:p>60.69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9119404801</text:p>
          </table:table-cell>
          <table:table-cell office:value-type="string" calcext:value-type="string">
            <text:p>103 <text:s/>N15 E20 01AACD1 <text:s text:c="3"/>Carson City Dump North</text:p>
          </table:table-cell>
          <table:table-cell office:value-type="string" calcext:value-type="string">
            <text:p>2022-06-30 20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40416" calcext:value-type="float">
            <text:p>61.24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9119404801</text:p>
          </table:table-cell>
          <table:table-cell office:value-type="string" calcext:value-type="string">
            <text:p>103 <text:s/>N15 E20 01AACD1 <text:s text:c="3"/>Carson City Dump North</text:p>
          </table:table-cell>
          <table:table-cell office:value-type="string" calcext:value-type="string">
            <text:p>2022-01-21 1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41712" calcext:value-type="float">
            <text:p>60.94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9119404801</text:p>
          </table:table-cell>
          <table:table-cell office:value-type="string" calcext:value-type="string">
            <text:p>103 <text:s/>N15 E20 01AACD1 <text:s text:c="3"/>Carson City Dump North</text:p>
          </table:table-cell>
          <table:table-cell office:value-type="string" calcext:value-type="string">
            <text:p>2021-07-01 15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9236" calcext:value-type="float">
            <text:p>60.79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9119404801</text:p>
          </table:table-cell>
          <table:table-cell office:value-type="string" calcext:value-type="string">
            <text:p>103 <text:s/>N15 E20 01AACD1 <text:s text:c="3"/>Carson City Dump North</text:p>
          </table:table-cell>
          <table:table-cell office:value-type="string" calcext:value-type="string">
            <text:p>2020-12-29 18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8568" calcext:value-type="float">
            <text:p>60.6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9119404801</text:p>
          </table:table-cell>
          <table:table-cell office:value-type="string" calcext:value-type="string">
            <text:p>103 <text:s/>N15 E20 01AACD1 <text:s text:c="3"/>Carson City Dump North</text:p>
          </table:table-cell>
          <table:table-cell office:value-type="string" calcext:value-type="string">
            <text:p>2020-08-28 15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18624" calcext:value-type="float">
            <text:p>60.61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9119404801</text:p>
          </table:table-cell>
          <table:table-cell office:value-type="string" calcext:value-type="string">
            <text:p>103 <text:s/>N15 E20 01AACD1 <text:s text:c="3"/>Carson City Dump North</text:p>
          </table:table-cell>
          <table:table-cell office:value-type="string" calcext:value-type="string">
            <text:p>2020-06-01 16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2472" calcext:value-type="float">
            <text:p>60.6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9119404801</text:p>
          </table:table-cell>
          <table:table-cell office:value-type="string" calcext:value-type="string">
            <text:p>103 <text:s/>N15 E20 01AACD1 <text:s text:c="3"/>Carson City Dump North</text:p>
          </table:table-cell>
          <table:table-cell office:value-type="string" calcext:value-type="string">
            <text:p>2020-01-09 19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76536" calcext:value-type="float">
            <text:p>60.67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9119404801</text:p>
          </table:table-cell>
          <table:table-cell office:value-type="string" calcext:value-type="string">
            <text:p>103 <text:s/>N15 E20 01AACD1 <text:s text:c="3"/>Carson City Dump North</text:p>
          </table:table-cell>
          <table:table-cell office:value-type="string" calcext:value-type="string">
            <text:p>2019-09-27 18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80168" calcext:value-type="float">
            <text:p>60.78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9119404801</text:p>
          </table:table-cell>
          <table:table-cell office:value-type="string" calcext:value-type="string">
            <text:p>103 <text:s/>N15 E20 01AACD1 <text:s text:c="3"/>Carson City Dump North</text:p>
          </table:table-cell>
          <table:table-cell office:value-type="string" calcext:value-type="string">
            <text:p>2019-07-30 16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92944" calcext:value-type="float">
            <text:p>60.89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9119404801</text:p>
          </table:table-cell>
          <table:table-cell office:value-type="string" calcext:value-type="string">
            <text:p>103 <text:s/>N15 E20 01AACD1 <text:s text:c="3"/>Carson City Dump North</text:p>
          </table:table-cell>
          <table:table-cell office:value-type="string" calcext:value-type="string">
            <text:p>2019-04-05 00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9528" calcext:value-type="float">
            <text:p>61.2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9119404801</text:p>
          </table:table-cell>
          <table:table-cell office:value-type="string" calcext:value-type="string">
            <text:p>103 <text:s/>N15 E20 01AACD1 <text:s text:c="3"/>Carson City Dump North</text:p>
          </table:table-cell>
          <table:table-cell office:value-type="string" calcext:value-type="string">
            <text:p>2018-12-21 17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98912" calcext:value-type="float">
            <text:p>61.39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9119404801</text:p>
          </table:table-cell>
          <table:table-cell office:value-type="string" calcext:value-type="string">
            <text:p>103 <text:s/>N15 E20 01AACD1 <text:s text:c="3"/>Carson City Dump North</text:p>
          </table:table-cell>
          <table:table-cell office:value-type="string" calcext:value-type="string">
            <text:p>2018-09-15 16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68432" calcext:value-type="float">
            <text:p>61.36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9119404801</text:p>
          </table:table-cell>
          <table:table-cell office:value-type="string" calcext:value-type="string">
            <text:p>103 <text:s/>N15 E20 01AACD1 <text:s text:c="3"/>Carson City Dump North</text:p>
          </table:table-cell>
          <table:table-cell office:value-type="string" calcext:value-type="string">
            <text:p>2018-06-14 17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59288" calcext:value-type="float">
            <text:p>61.35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9119404801</text:p>
          </table:table-cell>
          <table:table-cell office:value-type="string" calcext:value-type="string">
            <text:p>103 <text:s/>N15 E20 01AACD1 <text:s text:c="3"/>Carson City Dump North</text:p>
          </table:table-cell>
          <table:table-cell office:value-type="string" calcext:value-type="string">
            <text:p>2017-12-07 17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97032" calcext:value-type="float">
            <text:p>61.59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9119404801</text:p>
          </table:table-cell>
          <table:table-cell office:value-type="string" calcext:value-type="string">
            <text:p>103 <text:s/>N15 E20 01AACD1 <text:s text:c="3"/>Carson City Dump North</text:p>
          </table:table-cell>
          <table:table-cell office:value-type="string" calcext:value-type="string">
            <text:p>2017-07-26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37824" calcext:value-type="float">
            <text:p>61.83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9119404801</text:p>
          </table:table-cell>
          <table:table-cell office:value-type="string" calcext:value-type="string">
            <text:p>103 <text:s/>N15 E20 01AACD1 <text:s text:c="3"/>Carson City Dump North</text:p>
          </table:table-cell>
          <table:table-cell office:value-type="string" calcext:value-type="string">
            <text:p>2016-10-21 16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62408" calcext:value-type="float">
            <text:p>63.46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9119404801</text:p>
          </table:table-cell>
          <table:table-cell office:value-type="string" calcext:value-type="string">
            <text:p>103 <text:s/>N15 E20 01AACD1 <text:s text:c="3"/>Carson City Dump North</text:p>
          </table:table-cell>
          <table:table-cell office:value-type="string" calcext:value-type="string">
            <text:p>2016-07-01 22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1364" calcext:value-type="float">
            <text:p>63.41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9119404801</text:p>
          </table:table-cell>
          <table:table-cell office:value-type="string" calcext:value-type="string">
            <text:p>103 <text:s/>N15 E20 01AACD1 <text:s text:c="3"/>Carson City Dump North</text:p>
          </table:table-cell>
          <table:table-cell office:value-type="string" calcext:value-type="string">
            <text:p>2016-02-19 18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19736" calcext:value-type="float">
            <text:p>63.41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9119404801</text:p>
          </table:table-cell>
          <table:table-cell office:value-type="string" calcext:value-type="string">
            <text:p>103 <text:s/>N15 E20 01AACD1 <text:s text:c="3"/>Carson City Dump North</text:p>
          </table:table-cell>
          <table:table-cell office:value-type="string" calcext:value-type="string">
            <text:p>2016-01-28 19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1364" calcext:value-type="float">
            <text:p>63.41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9119404801</text:p>
          </table:table-cell>
          <table:table-cell office:value-type="string" calcext:value-type="string">
            <text:p>103 <text:s/>N15 E20 01AACD1 <text:s text:c="3"/>Carson City Dump North</text:p>
          </table:table-cell>
          <table:table-cell office:value-type="string" calcext:value-type="string">
            <text:p>2015-12-17 21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19736" calcext:value-type="float">
            <text:p>63.41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9119404801</text:p>
          </table:table-cell>
          <table:table-cell office:value-type="string" calcext:value-type="string">
            <text:p>103 <text:s/>N15 E20 01AACD1 <text:s text:c="3"/>Carson City Dump North</text:p>
          </table:table-cell>
          <table:table-cell office:value-type="string" calcext:value-type="string">
            <text:p>2015-10-22 21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07544" calcext:value-type="float">
            <text:p>63.40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9119404801</text:p>
          </table:table-cell>
          <table:table-cell office:value-type="string" calcext:value-type="string">
            <text:p>103 <text:s/>N15 E20 01AACD1 <text:s text:c="3"/>Carson City Dump North</text:p>
          </table:table-cell>
          <table:table-cell office:value-type="string" calcext:value-type="string">
            <text:p>2015-09-03 14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92304" calcext:value-type="float">
            <text:p>63.39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9119404801</text:p>
          </table:table-cell>
          <table:table-cell office:value-type="string" calcext:value-type="string">
            <text:p>103 <text:s/>N15 E20 01AACD1 <text:s text:c="3"/>Carson City Dump North</text:p>
          </table:table-cell>
          <table:table-cell office:value-type="string" calcext:value-type="string">
            <text:p>2015-08-28 22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6792" calcext:value-type="float">
            <text:p>63.3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9119404801</text:p>
          </table:table-cell>
          <table:table-cell office:value-type="string" calcext:value-type="string">
            <text:p>103 <text:s/>N15 E20 01AACD1 <text:s text:c="3"/>Carson City Dump North</text:p>
          </table:table-cell>
          <table:table-cell office:value-type="string" calcext:value-type="string">
            <text:p>2015-07-09 17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64872" calcext:value-type="float">
            <text:p>63.36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9119404801</text:p>
          </table:table-cell>
          <table:table-cell office:value-type="string" calcext:value-type="string">
            <text:p>103 <text:s/>N15 E20 01AACD1 <text:s text:c="3"/>Carson City Dump North</text:p>
          </table:table-cell>
          <table:table-cell office:value-type="string" calcext:value-type="string">
            <text:p>2015-06-12 22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46584" calcext:value-type="float">
            <text:p>63.34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9119404801</text:p>
          </table:table-cell>
          <table:table-cell office:value-type="string" calcext:value-type="string">
            <text:p>103 <text:s/>N15 E20 01AACD1 <text:s text:c="3"/>Carson City Dump North</text:p>
          </table:table-cell>
          <table:table-cell office:value-type="string" calcext:value-type="string">
            <text:p>2015-05-20 21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5268" calcext:value-type="float">
            <text:p>63.35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9119404801</text:p>
          </table:table-cell>
          <table:table-cell office:value-type="string" calcext:value-type="string">
            <text:p>103 <text:s/>N15 E20 01AACD1 <text:s text:c="3"/>Carson City Dump North</text:p>
          </table:table-cell>
          <table:table-cell office:value-type="string" calcext:value-type="string">
            <text:p>2015-03-09 1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49632" calcext:value-type="float">
            <text:p>63.34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9119404801</text:p>
          </table:table-cell>
          <table:table-cell office:value-type="string" calcext:value-type="string">
            <text:p>103 <text:s/>N15 E20 01AACD1 <text:s text:c="3"/>Carson City Dump North</text:p>
          </table:table-cell>
          <table:table-cell office:value-type="string" calcext:value-type="string">
            <text:p>2015-02-17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25248" calcext:value-type="float">
            <text:p>63.32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9119404801</text:p>
          </table:table-cell>
          <table:table-cell office:value-type="string" calcext:value-type="string">
            <text:p>103 <text:s/>N15 E20 01AACD1 <text:s text:c="3"/>Carson City Dump North</text:p>
          </table:table-cell>
          <table:table-cell office:value-type="string" calcext:value-type="string">
            <text:p>2015-01-23 22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43536" calcext:value-type="float">
            <text:p>63.34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9119404801</text:p>
          </table:table-cell>
          <table:table-cell office:value-type="string" calcext:value-type="string">
            <text:p>103 <text:s/>N15 E20 01AACD1 <text:s text:c="3"/>Carson City Dump North</text:p>
          </table:table-cell>
          <table:table-cell office:value-type="string" calcext:value-type="string">
            <text:p>2014-12-29 17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222" calcext:value-type="float">
            <text:p>63.32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9119404801</text:p>
          </table:table-cell>
          <table:table-cell office:value-type="string" calcext:value-type="string">
            <text:p>103 <text:s/>N15 E20 01AACD1 <text:s text:c="3"/>Carson City Dump North</text:p>
          </table:table-cell>
          <table:table-cell office:value-type="string" calcext:value-type="string">
            <text:p>2014-12-02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03912" calcext:value-type="float">
            <text:p>63.30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9119404801</text:p>
          </table:table-cell>
          <table:table-cell office:value-type="string" calcext:value-type="string">
            <text:p>103 <text:s/>N15 E20 01AACD1 <text:s text:c="3"/>Carson City Dump North</text:p>
          </table:table-cell>
          <table:table-cell office:value-type="string" calcext:value-type="string">
            <text:p>2014-10-27 22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62408" calcext:value-type="float">
            <text:p>63.46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9119404801</text:p>
          </table:table-cell>
          <table:table-cell office:value-type="string" calcext:value-type="string">
            <text:p>103 <text:s/>N15 E20 01AACD1 <text:s text:c="3"/>Carson City Dump North</text:p>
          </table:table-cell>
          <table:table-cell office:value-type="string" calcext:value-type="string">
            <text:p>2014-09-02 20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03912" calcext:value-type="float">
            <text:p>63.30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9119404801</text:p>
          </table:table-cell>
          <table:table-cell office:value-type="string" calcext:value-type="string">
            <text:p>103 <text:s/>N15 E20 01AACD1 <text:s text:c="3"/>Carson City Dump North</text:p>
          </table:table-cell>
          <table:table-cell office:value-type="string" calcext:value-type="string">
            <text:p>2014-07-31 20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94768" calcext:value-type="float">
            <text:p>63.29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9119404801</text:p>
          </table:table-cell>
          <table:table-cell office:value-type="string" calcext:value-type="string">
            <text:p>103 <text:s/>N15 E20 01AACD1 <text:s text:c="3"/>Carson City Dump North</text:p>
          </table:table-cell>
          <table:table-cell office:value-type="string" calcext:value-type="string">
            <text:p>2014-07-16 18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94768" calcext:value-type="float">
            <text:p>63.29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9119404801</text:p>
          </table:table-cell>
          <table:table-cell office:value-type="string" calcext:value-type="string">
            <text:p>103 <text:s/>N15 E20 01AACD1 <text:s text:c="3"/>Carson City Dump North</text:p>
          </table:table-cell>
          <table:table-cell office:value-type="string" calcext:value-type="string">
            <text:p>2014-05-27 23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94768" calcext:value-type="float">
            <text:p>63.29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9119404801</text:p>
          </table:table-cell>
          <table:table-cell office:value-type="string" calcext:value-type="string">
            <text:p>103 <text:s/>N15 E20 01AACD1 <text:s text:c="3"/>Carson City Dump North</text:p>
          </table:table-cell>
          <table:table-cell office:value-type="string" calcext:value-type="string">
            <text:p>2014-04-25 21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73432" calcext:value-type="float">
            <text:p>63.27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9119404801</text:p>
          </table:table-cell>
          <table:table-cell office:value-type="string" calcext:value-type="string">
            <text:p>103 <text:s/>N15 E20 01AACD1 <text:s text:c="3"/>Carson City Dump North</text:p>
          </table:table-cell>
          <table:table-cell office:value-type="string" calcext:value-type="string">
            <text:p>2014-03-01 00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73432" calcext:value-type="float">
            <text:p>63.27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9119404801</text:p>
          </table:table-cell>
          <table:table-cell office:value-type="string" calcext:value-type="string">
            <text:p>103 <text:s/>N15 E20 01AACD1 <text:s text:c="3"/>Carson City Dump North</text:p>
          </table:table-cell>
          <table:table-cell office:value-type="string" calcext:value-type="string">
            <text:p>2013-12-30 17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88672" calcext:value-type="float">
            <text:p>63.28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9119404801</text:p>
          </table:table-cell>
          <table:table-cell office:value-type="string" calcext:value-type="string">
            <text:p>103 <text:s/>N15 E20 01AACD1 <text:s text:c="3"/>Carson City Dump North</text:p>
          </table:table-cell>
          <table:table-cell office:value-type="string" calcext:value-type="string">
            <text:p>2013-11-18 20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67336" calcext:value-type="float">
            <text:p>63.26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9119404801</text:p>
          </table:table-cell>
          <table:table-cell office:value-type="string" calcext:value-type="string">
            <text:p>103 <text:s/>N15 E20 01AACD1 <text:s text:c="3"/>Carson City Dump North</text:p>
          </table:table-cell>
          <table:table-cell office:value-type="string" calcext:value-type="string">
            <text:p>2013-10-25 17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97816" calcext:value-type="float">
            <text:p>63.29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9119404801</text:p>
          </table:table-cell>
          <table:table-cell office:value-type="string" calcext:value-type="string">
            <text:p>103 <text:s/>N15 E20 01AACD1 <text:s text:c="3"/>Carson City Dump North</text:p>
          </table:table-cell>
          <table:table-cell office:value-type="string" calcext:value-type="string">
            <text:p>2013-09-30 18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6124" calcext:value-type="float">
            <text:p>63.26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9119404801</text:p>
          </table:table-cell>
          <table:table-cell office:value-type="string" calcext:value-type="string">
            <text:p>103 <text:s/>N15 E20 01AACD1 <text:s text:c="3"/>Carson City Dump North</text:p>
          </table:table-cell>
          <table:table-cell office:value-type="string" calcext:value-type="string">
            <text:p>2013-08-30 17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79528" calcext:value-type="float">
            <text:p>63.27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9119404801</text:p>
          </table:table-cell>
          <table:table-cell office:value-type="string" calcext:value-type="string">
            <text:p>103 <text:s/>N15 E20 01AACD1 <text:s text:c="3"/>Carson City Dump North</text:p>
          </table:table-cell>
          <table:table-cell office:value-type="string" calcext:value-type="string">
            <text:p>2013-06-13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49048" calcext:value-type="float">
            <text:p>63.24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9119404801</text:p>
          </table:table-cell>
          <table:table-cell office:value-type="string" calcext:value-type="string">
            <text:p>103 <text:s/>N15 E20 01AACD1 <text:s text:c="3"/>Carson City Dump North</text:p>
          </table:table-cell>
          <table:table-cell office:value-type="string" calcext:value-type="string">
            <text:p>2013-05-17 16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42952" calcext:value-type="float">
            <text:p>63.24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9119404801</text:p>
          </table:table-cell>
          <table:table-cell office:value-type="string" calcext:value-type="string">
            <text:p>103 <text:s/>N15 E20 01AACD1 <text:s text:c="3"/>Carson City Dump North</text:p>
          </table:table-cell>
          <table:table-cell office:value-type="string" calcext:value-type="string">
            <text:p>2013-04-30 17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3076" calcext:value-type="float">
            <text:p>63.23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9119404801</text:p>
          </table:table-cell>
          <table:table-cell office:value-type="string" calcext:value-type="string">
            <text:p>103 <text:s/>N15 E20 01AACD1 <text:s text:c="3"/>Carson City Dump North</text:p>
          </table:table-cell>
          <table:table-cell office:value-type="string" calcext:value-type="string">
            <text:p>2013-03-21 17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1552" calcext:value-type="float">
            <text:p>63.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9119404801</text:p>
          </table:table-cell>
          <table:table-cell office:value-type="string" calcext:value-type="string">
            <text:p>103 <text:s/>N15 E20 01AACD1 <text:s text:c="3"/>Carson City Dump North</text:p>
          </table:table-cell>
          <table:table-cell office:value-type="string" calcext:value-type="string">
            <text:p>2013-02-21 20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24664" calcext:value-type="float">
            <text:p>63.22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9119404801</text:p>
          </table:table-cell>
          <table:table-cell office:value-type="string" calcext:value-type="string">
            <text:p>103 <text:s/>N15 E20 01AACD1 <text:s text:c="3"/>Carson City Dump North</text:p>
          </table:table-cell>
          <table:table-cell office:value-type="string" calcext:value-type="string">
            <text:p>2013-01-24 22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24664" calcext:value-type="float">
            <text:p>63.22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9119404801</text:p>
          </table:table-cell>
          <table:table-cell office:value-type="string" calcext:value-type="string">
            <text:p>103 <text:s/>N15 E20 01AACD1 <text:s text:c="3"/>Carson City Dump North</text:p>
          </table:table-cell>
          <table:table-cell office:value-type="string" calcext:value-type="string">
            <text:p>2012-12-31 16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73432" calcext:value-type="float">
            <text:p>63.27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9119404801</text:p>
          </table:table-cell>
          <table:table-cell office:value-type="string" calcext:value-type="string">
            <text:p>103 <text:s/>N15 E20 01AACD1 <text:s text:c="3"/>Carson City Dump North</text:p>
          </table:table-cell>
          <table:table-cell office:value-type="string" calcext:value-type="string">
            <text:p>2012-11-08 17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27712" calcext:value-type="float">
            <text:p>63.22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9119404801</text:p>
          </table:table-cell>
          <table:table-cell office:value-type="string" calcext:value-type="string">
            <text:p>103 <text:s/>N15 E20 01AACD1 <text:s text:c="3"/>Carson City Dump North</text:p>
          </table:table-cell>
          <table:table-cell office:value-type="string" calcext:value-type="string">
            <text:p>2012-10-31 17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64288" calcext:value-type="float">
            <text:p>63.26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9119404801</text:p>
          </table:table-cell>
          <table:table-cell office:value-type="string" calcext:value-type="string">
            <text:p>103 <text:s/>N15 E20 01AACD1 <text:s text:c="3"/>Carson City Dump North</text:p>
          </table:table-cell>
          <table:table-cell office:value-type="string" calcext:value-type="string">
            <text:p>2012-09-28 16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70384" calcext:value-type="float">
            <text:p>63.27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9119404801</text:p>
          </table:table-cell>
          <table:table-cell office:value-type="string" calcext:value-type="string">
            <text:p>103 <text:s/>N15 E20 01AACD1 <text:s text:c="3"/>Carson City Dump North</text:p>
          </table:table-cell>
          <table:table-cell office:value-type="string" calcext:value-type="string">
            <text:p>2012-08-31 18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39904" calcext:value-type="float">
            <text:p>63.23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9119404801</text:p>
          </table:table-cell>
          <table:table-cell office:value-type="string" calcext:value-type="string">
            <text:p>103 <text:s/>N15 E20 01AACD1 <text:s text:c="3"/>Carson City Dump North</text:p>
          </table:table-cell>
          <table:table-cell office:value-type="string" calcext:value-type="string">
            <text:p>2012-07-03 17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09424" calcext:value-type="float">
            <text:p>63.20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9119404801</text:p>
          </table:table-cell>
          <table:table-cell office:value-type="string" calcext:value-type="string">
            <text:p>103 <text:s/>N15 E20 01AACD1 <text:s text:c="3"/>Carson City Dump North</text:p>
          </table:table-cell>
          <table:table-cell office:value-type="string" calcext:value-type="string">
            <text:p>2012-06-29 16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39904" calcext:value-type="float">
            <text:p>63.23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9119404801</text:p>
          </table:table-cell>
          <table:table-cell office:value-type="string" calcext:value-type="string">
            <text:p>103 <text:s/>N15 E20 01AACD1 <text:s text:c="3"/>Carson City Dump North</text:p>
          </table:table-cell>
          <table:table-cell office:value-type="string" calcext:value-type="string">
            <text:p>2012-05-10 19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1552" calcext:value-type="float">
            <text:p>63.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9119404801</text:p>
          </table:table-cell>
          <table:table-cell office:value-type="string" calcext:value-type="string">
            <text:p>103 <text:s/>N15 E20 01AACD1 <text:s text:c="3"/>Carson City Dump North</text:p>
          </table:table-cell>
          <table:table-cell office:value-type="string" calcext:value-type="string">
            <text:p>2012-04-26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97232" calcext:value-type="float">
            <text:p>63.19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9119404801</text:p>
          </table:table-cell>
          <table:table-cell office:value-type="string" calcext:value-type="string">
            <text:p>103 <text:s/>N15 E20 01AACD1 <text:s text:c="3"/>Carson City Dump North</text:p>
          </table:table-cell>
          <table:table-cell office:value-type="string" calcext:value-type="string">
            <text:p>2012-03-13 17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12472" calcext:value-type="float">
            <text:p>63.21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9119404801</text:p>
          </table:table-cell>
          <table:table-cell office:value-type="string" calcext:value-type="string">
            <text:p>103 <text:s/>N15 E20 01AACD1 <text:s text:c="3"/>Carson City Dump North</text:p>
          </table:table-cell>
          <table:table-cell office:value-type="string" calcext:value-type="string">
            <text:p>2012-01-12 17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94768" calcext:value-type="float">
            <text:p>63.29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9119404801</text:p>
          </table:table-cell>
          <table:table-cell office:value-type="string" calcext:value-type="string">
            <text:p>103 <text:s/>N15 E20 01AACD1 <text:s text:c="3"/>Carson City Dump North</text:p>
          </table:table-cell>
          <table:table-cell office:value-type="string" calcext:value-type="string">
            <text:p>2011-09-19 16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38024" calcext:value-type="float">
            <text:p>63.43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9119404801</text:p>
          </table:table-cell>
          <table:table-cell office:value-type="string" calcext:value-type="string">
            <text:p>103 <text:s/>N15 E20 01AACD1 <text:s text:c="3"/>Carson City Dump North</text:p>
          </table:table-cell>
          <table:table-cell office:value-type="string" calcext:value-type="string">
            <text:p>2011-07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70968" calcext:value-type="float">
            <text:p>63.3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9119404801</text:p>
          </table:table-cell>
          <table:table-cell office:value-type="string" calcext:value-type="string">
            <text:p>103 <text:s/>N15 E20 01AACD1 <text:s text:c="3"/>Carson City Dump North</text:p>
          </table:table-cell>
          <table:table-cell office:value-type="string" calcext:value-type="string">
            <text:p>2011-05-26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10592" calcext:value-type="float">
            <text:p>63.41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9119404801</text:p>
          </table:table-cell>
          <table:table-cell office:value-type="string" calcext:value-type="string">
            <text:p>103 <text:s/>N15 E20 01AACD1 <text:s text:c="3"/>Carson City Dump North</text:p>
          </table:table-cell>
          <table:table-cell office:value-type="string" calcext:value-type="string">
            <text:p>2011-03-07 22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94056" calcext:value-type="float">
            <text:p>63.69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9119404801</text:p>
          </table:table-cell>
          <table:table-cell office:value-type="string" calcext:value-type="string">
            <text:p>103 <text:s/>N15 E20 01AACD1 <text:s text:c="3"/>Carson City Dump North</text:p>
          </table:table-cell>
          <table:table-cell office:value-type="string" calcext:value-type="string">
            <text:p>2011-01-28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42824" calcext:value-type="float">
            <text:p>63.74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9119404801</text:p>
          </table:table-cell>
          <table:table-cell office:value-type="string" calcext:value-type="string">
            <text:p>103 <text:s/>N15 E20 01AACD1 <text:s text:c="3"/>Carson City Dump North</text:p>
          </table:table-cell>
          <table:table-cell office:value-type="string" calcext:value-type="string">
            <text:p>2010-12-13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27584" calcext:value-type="float">
            <text:p>63.72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9119404801</text:p>
          </table:table-cell>
          <table:table-cell office:value-type="string" calcext:value-type="string">
            <text:p>103 <text:s/>N15 E20 01AACD1 <text:s text:c="3"/>Carson City Dump North</text:p>
          </table:table-cell>
          <table:table-cell office:value-type="string" calcext:value-type="string">
            <text:p>2010-08-09 16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51384" calcext:value-type="float">
            <text:p>63.65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9119404801</text:p>
          </table:table-cell>
          <table:table-cell office:value-type="string" calcext:value-type="string">
            <text:p>103 <text:s/>N15 E20 01AACD1 <text:s text:c="3"/>Carson City Dump North</text:p>
          </table:table-cell>
          <table:table-cell office:value-type="string" calcext:value-type="string">
            <text:p>2010-06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68376" calcext:value-type="float">
            <text:p>63.96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9119404801</text:p>
          </table:table-cell>
          <table:table-cell office:value-type="string" calcext:value-type="string">
            <text:p>103 <text:s/>N15 E20 01AACD1 <text:s text:c="3"/>Carson City Dump North</text:p>
          </table:table-cell>
          <table:table-cell office:value-type="string" calcext:value-type="string">
            <text:p>2010-04-23 14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13968" calcext:value-type="float">
            <text:p>64.51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9119404801</text:p>
          </table:table-cell>
          <table:table-cell office:value-type="string" calcext:value-type="string">
            <text:p>103 <text:s/>N15 E20 01AACD1 <text:s text:c="3"/>Carson City Dump North</text:p>
          </table:table-cell>
          <table:table-cell office:value-type="string" calcext:value-type="string">
            <text:p>2010-02-12 19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5664" calcext:value-type="float">
            <text:p>64.5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9119404801</text:p>
          </table:table-cell>
          <table:table-cell office:value-type="string" calcext:value-type="string">
            <text:p>103 <text:s/>N15 E20 01AACD1 <text:s text:c="3"/>Carson City Dump North</text:p>
          </table:table-cell>
          <table:table-cell office:value-type="string" calcext:value-type="string">
            <text:p>2010-01-18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74928" calcext:value-type="float">
            <text:p>64.57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9119404801</text:p>
          </table:table-cell>
          <table:table-cell office:value-type="string" calcext:value-type="string">
            <text:p>103 <text:s/>N15 E20 01AACD1 <text:s text:c="3"/>Carson City Dump North</text:p>
          </table:table-cell>
          <table:table-cell office:value-type="string" calcext:value-type="string">
            <text:p>2009-11-13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96264" calcext:value-type="float">
            <text:p>64.59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9119404801</text:p>
          </table:table-cell>
          <table:table-cell office:value-type="string" calcext:value-type="string">
            <text:p>103 <text:s/>N15 E20 01AACD1 <text:s text:c="3"/>Carson City Dump North</text:p>
          </table:table-cell>
          <table:table-cell office:value-type="string" calcext:value-type="string">
            <text:p>2009-10-13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59688" calcext:value-type="float">
            <text:p>64.55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9119404801</text:p>
          </table:table-cell>
          <table:table-cell office:value-type="string" calcext:value-type="string">
            <text:p>103 <text:s/>N15 E20 01AACD1 <text:s text:c="3"/>Carson City Dump North</text:p>
          </table:table-cell>
          <table:table-cell office:value-type="string" calcext:value-type="string">
            <text:p>2009-08-14 14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9568" calcext:value-type="float">
            <text:p>64.4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9119404801</text:p>
          </table:table-cell>
          <table:table-cell office:value-type="string" calcext:value-type="string">
            <text:p>103 <text:s/>N15 E20 01AACD1 <text:s text:c="3"/>Carson City Dump North</text:p>
          </table:table-cell>
          <table:table-cell office:value-type="string" calcext:value-type="string">
            <text:p>2009-08-03 15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8044" calcext:value-type="float">
            <text:p>64.48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9119404801</text:p>
          </table:table-cell>
          <table:table-cell office:value-type="string" calcext:value-type="string">
            <text:p>103 <text:s/>N15 E20 01AACD1 <text:s text:c="3"/>Carson City Dump North</text:p>
          </table:table-cell>
          <table:table-cell office:value-type="string" calcext:value-type="string">
            <text:p>2009-06-26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91008" calcext:value-type="float">
            <text:p>63.69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9119404801</text:p>
          </table:table-cell>
          <table:table-cell office:value-type="string" calcext:value-type="string">
            <text:p>103 <text:s/>N15 E20 01AACD1 <text:s text:c="3"/>Carson City Dump North</text:p>
          </table:table-cell>
          <table:table-cell office:value-type="string" calcext:value-type="string">
            <text:p>2009-05-12 14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29464" calcext:value-type="float">
            <text:p>63.52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9119404801</text:p>
          </table:table-cell>
          <table:table-cell office:value-type="string" calcext:value-type="string">
            <text:p>103 <text:s/>N15 E20 01AACD1 <text:s text:c="3"/>Carson City Dump North</text:p>
          </table:table-cell>
          <table:table-cell office:value-type="string" calcext:value-type="string">
            <text:p>2009-04-02 14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15976" calcext:value-type="float">
            <text:p>63.81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9119404801</text:p>
          </table:table-cell>
          <table:table-cell office:value-type="string" calcext:value-type="string">
            <text:p>103 <text:s/>N15 E20 01AACD1 <text:s text:c="3"/>Carson City Dump North</text:p>
          </table:table-cell>
          <table:table-cell office:value-type="string" calcext:value-type="string">
            <text:p>2009-02-06 2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58648" calcext:value-type="float">
            <text:p>63.85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9119404801</text:p>
          </table:table-cell>
          <table:table-cell office:value-type="string" calcext:value-type="string">
            <text:p>103 <text:s/>N15 E20 01AACD1 <text:s text:c="3"/>Carson City Dump North</text:p>
          </table:table-cell>
          <table:table-cell office:value-type="string" calcext:value-type="string">
            <text:p>2009-01-0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37312" calcext:value-type="float">
            <text:p>63.83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9119404801</text:p>
          </table:table-cell>
          <table:table-cell office:value-type="string" calcext:value-type="string">
            <text:p>103 <text:s/>N15 E20 01AACD1 <text:s text:c="3"/>Carson City Dump North</text:p>
          </table:table-cell>
          <table:table-cell office:value-type="string" calcext:value-type="string">
            <text:p>2008-12-05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31216" calcext:value-type="float">
            <text:p>63.83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9119404801</text:p>
          </table:table-cell>
          <table:table-cell office:value-type="string" calcext:value-type="string">
            <text:p>103 <text:s/>N15 E20 01AACD1 <text:s text:c="3"/>Carson City Dump North</text:p>
          </table:table-cell>
          <table:table-cell office:value-type="string" calcext:value-type="string">
            <text:p>2008-11-21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15976" calcext:value-type="float">
            <text:p>63.81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9119404801</text:p>
          </table:table-cell>
          <table:table-cell office:value-type="string" calcext:value-type="string">
            <text:p>103 <text:s/>N15 E20 01AACD1 <text:s text:c="3"/>Carson City Dump North</text:p>
          </table:table-cell>
          <table:table-cell office:value-type="string" calcext:value-type="string">
            <text:p>2008-10-24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97688" calcext:value-type="float">
            <text:p>63.79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9119404801</text:p>
          </table:table-cell>
          <table:table-cell office:value-type="string" calcext:value-type="string">
            <text:p>103 <text:s/>N15 E20 01AACD1 <text:s text:c="3"/>Carson City Dump North</text:p>
          </table:table-cell>
          <table:table-cell office:value-type="string" calcext:value-type="string">
            <text:p>2008-09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794" calcext:value-type="float">
            <text:p>63.77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9119404801</text:p>
          </table:table-cell>
          <table:table-cell office:value-type="string" calcext:value-type="string">
            <text:p>103 <text:s/>N15 E20 01AACD1 <text:s text:c="3"/>Carson City Dump North</text:p>
          </table:table-cell>
          <table:table-cell office:value-type="string" calcext:value-type="string">
            <text:p>2008-08-08 14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1844" calcext:value-type="float">
            <text:p>63.71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9119404801</text:p>
          </table:table-cell>
          <table:table-cell office:value-type="string" calcext:value-type="string">
            <text:p>103 <text:s/>N15 E20 01AACD1 <text:s text:c="3"/>Carson City Dump North</text:p>
          </table:table-cell>
          <table:table-cell office:value-type="string" calcext:value-type="string">
            <text:p>2008-07-08 14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5748" calcext:value-type="float">
            <text:p>63.65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9119404801</text:p>
          </table:table-cell>
          <table:table-cell office:value-type="string" calcext:value-type="string">
            <text:p>103 <text:s/>N15 E20 01AACD1 <text:s text:c="3"/>Carson City Dump North</text:p>
          </table:table-cell>
          <table:table-cell office:value-type="string" calcext:value-type="string">
            <text:p>2008-06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39192" calcext:value-type="float">
            <text:p>63.63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9119404801</text:p>
          </table:table-cell>
          <table:table-cell office:value-type="string" calcext:value-type="string">
            <text:p>103 <text:s/>N15 E20 01AACD1 <text:s text:c="3"/>Carson City Dump North</text:p>
          </table:table-cell>
          <table:table-cell office:value-type="string" calcext:value-type="string">
            <text:p>2008-05-09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30048" calcext:value-type="float">
            <text:p>63.63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9119404801</text:p>
          </table:table-cell>
          <table:table-cell office:value-type="string" calcext:value-type="string">
            <text:p>103 <text:s/>N15 E20 01AACD1 <text:s text:c="3"/>Carson City Dump North</text:p>
          </table:table-cell>
          <table:table-cell office:value-type="string" calcext:value-type="string">
            <text:p>2008-04-0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28168" calcext:value-type="float">
            <text:p>63.82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9119404801</text:p>
          </table:table-cell>
          <table:table-cell office:value-type="string" calcext:value-type="string">
            <text:p>103 <text:s/>N15 E20 01AACD1 <text:s text:c="3"/>Carson City Dump North</text:p>
          </table:table-cell>
          <table:table-cell office:value-type="string" calcext:value-type="string">
            <text:p>2008-02-15 1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19024" calcext:value-type="float">
            <text:p>63.81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9119404801</text:p>
          </table:table-cell>
          <table:table-cell office:value-type="string" calcext:value-type="string">
            <text:p>103 <text:s/>N15 E20 01AACD1 <text:s text:c="3"/>Carson City Dump North</text:p>
          </table:table-cell>
          <table:table-cell office:value-type="string" calcext:value-type="string">
            <text:p>2008-01-11 16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06832" calcext:value-type="float">
            <text:p>63.80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9119404801</text:p>
          </table:table-cell>
          <table:table-cell office:value-type="string" calcext:value-type="string">
            <text:p>103 <text:s/>N15 E20 01AACD1 <text:s text:c="3"/>Carson City Dump North</text:p>
          </table:table-cell>
          <table:table-cell office:value-type="string" calcext:value-type="string">
            <text:p>2007-12-07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09296" calcext:value-type="float">
            <text:p>63.70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9119404801</text:p>
          </table:table-cell>
          <table:table-cell office:value-type="string" calcext:value-type="string">
            <text:p>103 <text:s/>N15 E20 01AACD1 <text:s text:c="3"/>Carson City Dump North</text:p>
          </table:table-cell>
          <table:table-cell office:value-type="string" calcext:value-type="string">
            <text:p>2007-11-16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21488" calcext:value-type="float">
            <text:p>63.72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9119404801</text:p>
          </table:table-cell>
          <table:table-cell office:value-type="string" calcext:value-type="string">
            <text:p>103 <text:s/>N15 E20 01AACD1 <text:s text:c="3"/>Carson City Dump North</text:p>
          </table:table-cell>
          <table:table-cell office:value-type="string" calcext:value-type="string">
            <text:p>2007-10-26 15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3368" calcext:value-type="float">
            <text:p>63.7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9119404801</text:p>
          </table:table-cell>
          <table:table-cell office:value-type="string" calcext:value-type="string">
            <text:p>103 <text:s/>N15 E20 01AACD1 <text:s text:c="3"/>Carson City Dump North</text:p>
          </table:table-cell>
          <table:table-cell office:value-type="string" calcext:value-type="string">
            <text:p>2007-09-07 15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30632" calcext:value-type="float">
            <text:p>63.73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9119404801</text:p>
          </table:table-cell>
          <table:table-cell office:value-type="string" calcext:value-type="string">
            <text:p>103 <text:s/>N15 E20 01AACD1 <text:s text:c="3"/>Carson City Dump North</text:p>
          </table:table-cell>
          <table:table-cell office:value-type="string" calcext:value-type="string">
            <text:p>2007-08-17 14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06248" calcext:value-type="float">
            <text:p>63.70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9119404801</text:p>
          </table:table-cell>
          <table:table-cell office:value-type="string" calcext:value-type="string">
            <text:p>103 <text:s/>N15 E20 01AACD1 <text:s text:c="3"/>Carson City Dump North</text:p>
          </table:table-cell>
          <table:table-cell office:value-type="string" calcext:value-type="string">
            <text:p>2007-07-06 14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00152" calcext:value-type="float">
            <text:p>63.70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9119404801</text:p>
          </table:table-cell>
          <table:table-cell office:value-type="string" calcext:value-type="string">
            <text:p>103 <text:s/>N15 E20 01AACD1 <text:s text:c="3"/>Carson City Dump North</text:p>
          </table:table-cell>
          <table:table-cell office:value-type="string" calcext:value-type="string">
            <text:p>2007-06-15 15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1844" calcext:value-type="float">
            <text:p>63.71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9119404801</text:p>
          </table:table-cell>
          <table:table-cell office:value-type="string" calcext:value-type="string">
            <text:p>103 <text:s/>N15 E20 01AACD1 <text:s text:c="3"/>Carson City Dump North</text:p>
          </table:table-cell>
          <table:table-cell office:value-type="string" calcext:value-type="string">
            <text:p>2007-05-18 15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39776" calcext:value-type="float">
            <text:p>63.73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9119404801</text:p>
          </table:table-cell>
          <table:table-cell office:value-type="string" calcext:value-type="string">
            <text:p>103 <text:s/>N15 E20 01AACD1 <text:s text:c="3"/>Carson City Dump North</text:p>
          </table:table-cell>
          <table:table-cell office:value-type="string" calcext:value-type="string">
            <text:p>2007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82448" calcext:value-type="float">
            <text:p>63.78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9119404801</text:p>
          </table:table-cell>
          <table:table-cell office:value-type="string" calcext:value-type="string">
            <text:p>103 <text:s/>N15 E20 01AACD1 <text:s text:c="3"/>Carson City Dump North</text:p>
          </table:table-cell>
          <table:table-cell office:value-type="string" calcext:value-type="string">
            <text:p>2007-03-16 15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15976" calcext:value-type="float">
            <text:p>63.81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9119404801</text:p>
          </table:table-cell>
          <table:table-cell office:value-type="string" calcext:value-type="string">
            <text:p>103 <text:s/>N15 E20 01AACD1 <text:s text:c="3"/>Carson City Dump North</text:p>
          </table:table-cell>
          <table:table-cell office:value-type="string" calcext:value-type="string">
            <text:p>2007-02-02 15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2136" calcext:value-type="float">
            <text:p>64.2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9119404801</text:p>
          </table:table-cell>
          <table:table-cell office:value-type="string" calcext:value-type="string">
            <text:p>103 <text:s/>N15 E20 01AACD1 <text:s text:c="3"/>Carson City Dump North</text:p>
          </table:table-cell>
          <table:table-cell office:value-type="string" calcext:value-type="string">
            <text:p>2006-12-28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4704" calcext:value-type="float">
            <text:p>63.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9119404801</text:p>
          </table:table-cell>
          <table:table-cell office:value-type="string" calcext:value-type="string">
            <text:p>103 <text:s/>N15 E20 01AACD1 <text:s text:c="3"/>Carson City Dump North</text:p>
          </table:table-cell>
          <table:table-cell office:value-type="string" calcext:value-type="string">
            <text:p>2006-11-16 15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28752" calcext:value-type="float">
            <text:p>63.92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9119404801</text:p>
          </table:table-cell>
          <table:table-cell office:value-type="string" calcext:value-type="string">
            <text:p>103 <text:s/>N15 E20 01AACD1 <text:s text:c="3"/>Carson City Dump North</text:p>
          </table:table-cell>
          <table:table-cell office:value-type="string" calcext:value-type="string">
            <text:p>2006-10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7752" calcext:value-type="float">
            <text:p>63.9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9119404801</text:p>
          </table:table-cell>
          <table:table-cell office:value-type="string" calcext:value-type="string">
            <text:p>103 <text:s/>N15 E20 01AACD1 <text:s text:c="3"/>Carson City Dump North</text:p>
          </table:table-cell>
          <table:table-cell office:value-type="string" calcext:value-type="string">
            <text:p>2006-08-29 14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47624" calcext:value-type="float">
            <text:p>64.04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9119404801</text:p>
          </table:table-cell>
          <table:table-cell office:value-type="string" calcext:value-type="string">
            <text:p>103 <text:s/>N15 E20 01AACD1 <text:s text:c="3"/>Carson City Dump North</text:p>
          </table:table-cell>
          <table:table-cell office:value-type="string" calcext:value-type="string">
            <text:p>2006-08-03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56768" calcext:value-type="float">
            <text:p>64.05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9119404801</text:p>
          </table:table-cell>
          <table:table-cell office:value-type="string" calcext:value-type="string">
            <text:p>103 <text:s/>N15 E20 01AACD1 <text:s text:c="3"/>Carson City Dump North</text:p>
          </table:table-cell>
          <table:table-cell office:value-type="string" calcext:value-type="string">
            <text:p>2006-06-09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604" calcext:value-type="float">
            <text:p>64.1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9119404801</text:p>
          </table:table-cell>
          <table:table-cell office:value-type="string" calcext:value-type="string">
            <text:p>103 <text:s/>N15 E20 01AACD1 <text:s text:c="3"/>Carson City Dump North</text:p>
          </table:table-cell>
          <table:table-cell office:value-type="string" calcext:value-type="string">
            <text:p>2006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70128" calcext:value-type="float">
            <text:p>64.27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9119404801</text:p>
          </table:table-cell>
          <table:table-cell office:value-type="string" calcext:value-type="string">
            <text:p>103 <text:s/>N15 E20 01AACD1 <text:s text:c="3"/>Carson City Dump North</text:p>
          </table:table-cell>
          <table:table-cell office:value-type="string" calcext:value-type="string">
            <text:p>2006-04-05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128" calcext:value-type="float">
            <text:p>64.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9119404801</text:p>
          </table:table-cell>
          <table:table-cell office:value-type="string" calcext:value-type="string">
            <text:p>103 <text:s/>N15 E20 01AACD1 <text:s text:c="3"/>Carson City Dump North</text:p>
          </table:table-cell>
          <table:table-cell office:value-type="string" calcext:value-type="string">
            <text:p>2006-03-27 17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40232" calcext:value-type="float">
            <text:p>64.34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9119404801</text:p>
          </table:table-cell>
          <table:table-cell office:value-type="string" calcext:value-type="string">
            <text:p>103 <text:s/>N15 E20 01AACD1 <text:s text:c="3"/>Carson City Dump North</text:p>
          </table:table-cell>
          <table:table-cell office:value-type="string" calcext:value-type="string">
            <text:p>2006-01-09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27328" calcext:value-type="float">
            <text:p>64.72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9119404801</text:p>
          </table:table-cell>
          <table:table-cell office:value-type="string" calcext:value-type="string">
            <text:p>103 <text:s/>N15 E20 01AACD1 <text:s text:c="3"/>Carson City Dump North</text:p>
          </table:table-cell>
          <table:table-cell office:value-type="string" calcext:value-type="string">
            <text:p>2005-12-02 16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12088" calcext:value-type="float">
            <text:p>64.71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9119404801</text:p>
          </table:table-cell>
          <table:table-cell office:value-type="string" calcext:value-type="string">
            <text:p>103 <text:s/>N15 E20 01AACD1 <text:s text:c="3"/>Carson City Dump North</text:p>
          </table:table-cell>
          <table:table-cell office:value-type="string" calcext:value-type="string">
            <text:p>2005-11-10 16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2428" calcext:value-type="float">
            <text:p>64.72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9119404801</text:p>
          </table:table-cell>
          <table:table-cell office:value-type="string" calcext:value-type="string">
            <text:p>103 <text:s/>N15 E20 01AACD1 <text:s text:c="3"/>Carson City Dump North</text:p>
          </table:table-cell>
          <table:table-cell office:value-type="string" calcext:value-type="string">
            <text:p>2005-10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33424" calcext:value-type="float">
            <text:p>64.73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9119404801</text:p>
          </table:table-cell>
          <table:table-cell office:value-type="string" calcext:value-type="string">
            <text:p>103 <text:s/>N15 E20 01AACD1 <text:s text:c="3"/>Carson City Dump North</text:p>
          </table:table-cell>
          <table:table-cell office:value-type="string" calcext:value-type="string">
            <text:p>2005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18184" calcext:value-type="float">
            <text:p>64.71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9119404801</text:p>
          </table:table-cell>
          <table:table-cell office:value-type="string" calcext:value-type="string">
            <text:p>103 <text:s/>N15 E20 01AACD1 <text:s text:c="3"/>Carson City Dump North</text:p>
          </table:table-cell>
          <table:table-cell office:value-type="string" calcext:value-type="string">
            <text:p>2005-08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32128" calcext:value-type="float">
            <text:p>65.03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9119404801</text:p>
          </table:table-cell>
          <table:table-cell office:value-type="string" calcext:value-type="string">
            <text:p>103 <text:s/>N15 E20 01AACD1 <text:s text:c="3"/>Carson City Dump North</text:p>
          </table:table-cell>
          <table:table-cell office:value-type="string" calcext:value-type="string">
            <text:p>2005-07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3952" calcext:value-type="float">
            <text:p>64.7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9119404801</text:p>
          </table:table-cell>
          <table:table-cell office:value-type="string" calcext:value-type="string">
            <text:p>103 <text:s/>N15 E20 01AACD1 <text:s text:c="3"/>Carson City Dump North</text:p>
          </table:table-cell>
          <table:table-cell office:value-type="string" calcext:value-type="string">
            <text:p>2005-06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76096" calcext:value-type="float">
            <text:p>64.77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9119404801</text:p>
          </table:table-cell>
          <table:table-cell office:value-type="string" calcext:value-type="string">
            <text:p>103 <text:s/>N15 E20 01AACD1 <text:s text:c="3"/>Carson City Dump North</text:p>
          </table:table-cell>
          <table:table-cell office:value-type="string" calcext:value-type="string">
            <text:p>2005-05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3952" calcext:value-type="float">
            <text:p>64.7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9119404801</text:p>
          </table:table-cell>
          <table:table-cell office:value-type="string" calcext:value-type="string">
            <text:p>103 <text:s/>N15 E20 01AACD1 <text:s text:c="3"/>Carson City Dump North</text:p>
          </table:table-cell>
          <table:table-cell office:value-type="string" calcext:value-type="string">
            <text:p>2005-04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79144" calcext:value-type="float">
            <text:p>64.77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9119404801</text:p>
          </table:table-cell>
          <table:table-cell office:value-type="string" calcext:value-type="string">
            <text:p>103 <text:s/>N15 E20 01AACD1 <text:s text:c="3"/>Carson City Dump North</text:p>
          </table:table-cell>
          <table:table-cell office:value-type="string" calcext:value-type="string">
            <text:p>2005-03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6144" calcext:value-type="float">
            <text:p>64.8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9119404801</text:p>
          </table:table-cell>
          <table:table-cell office:value-type="string" calcext:value-type="string">
            <text:p>103 <text:s/>N15 E20 01AACD1 <text:s text:c="3"/>Carson City Dump North</text:p>
          </table:table-cell>
          <table:table-cell office:value-type="string" calcext:value-type="string">
            <text:p>2005-02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95552" calcext:value-type="float">
            <text:p>64.99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9119404801</text:p>
          </table:table-cell>
          <table:table-cell office:value-type="string" calcext:value-type="string">
            <text:p>103 <text:s/>N15 E20 01AACD1 <text:s text:c="3"/>Carson City Dump North</text:p>
          </table:table-cell>
          <table:table-cell office:value-type="string" calcext:value-type="string">
            <text:p>2005-0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14424" calcext:value-type="float">
            <text:p>65.11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9119404801</text:p>
          </table:table-cell>
          <table:table-cell office:value-type="string" calcext:value-type="string">
            <text:p>103 <text:s/>N15 E20 01AACD1 <text:s text:c="3"/>Carson City Dump North</text:p>
          </table:table-cell>
          <table:table-cell office:value-type="string" calcext:value-type="string">
            <text:p>2004-12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12672" calcext:value-type="float">
            <text:p>64.81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9119404801</text:p>
          </table:table-cell>
          <table:table-cell office:value-type="string" calcext:value-type="string">
            <text:p>103 <text:s/>N15 E20 01AACD1 <text:s text:c="3"/>Carson City Dump North</text:p>
          </table:table-cell>
          <table:table-cell office:value-type="string" calcext:value-type="string">
            <text:p>2004-11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49248" calcext:value-type="float">
            <text:p>64.84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9119404801</text:p>
          </table:table-cell>
          <table:table-cell office:value-type="string" calcext:value-type="string">
            <text:p>103 <text:s/>N15 E20 01AACD1 <text:s text:c="3"/>Carson City Dump North</text:p>
          </table:table-cell>
          <table:table-cell office:value-type="string" calcext:value-type="string">
            <text:p>2004-09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0048" calcext:value-type="float">
            <text:p>64.8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9119404801</text:p>
          </table:table-cell>
          <table:table-cell office:value-type="string" calcext:value-type="string">
            <text:p>103 <text:s/>N15 E20 01AACD1 <text:s text:c="3"/>Carson City Dump North</text:p>
          </table:table-cell>
          <table:table-cell office:value-type="string" calcext:value-type="string">
            <text:p>2004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97432" calcext:value-type="float">
            <text:p>64.79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9119404801</text:p>
          </table:table-cell>
          <table:table-cell office:value-type="string" calcext:value-type="string">
            <text:p>103 <text:s/>N15 E20 01AACD1 <text:s text:c="3"/>Carson City Dump North</text:p>
          </table:table-cell>
          <table:table-cell office:value-type="string" calcext:value-type="string">
            <text:p>2004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76096" calcext:value-type="float">
            <text:p>64.77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9119404801</text:p>
          </table:table-cell>
          <table:table-cell office:value-type="string" calcext:value-type="string">
            <text:p>103 <text:s/>N15 E20 01AACD1 <text:s text:c="3"/>Carson City Dump North</text:p>
          </table:table-cell>
          <table:table-cell office:value-type="string" calcext:value-type="string">
            <text:p>2004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88288" calcext:value-type="float">
            <text:p>64.78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9119404801</text:p>
          </table:table-cell>
          <table:table-cell office:value-type="string" calcext:value-type="string">
            <text:p>103 <text:s/>N15 E20 01AACD1 <text:s text:c="3"/>Carson City Dump North</text:p>
          </table:table-cell>
          <table:table-cell office:value-type="string" calcext:value-type="string">
            <text:p>2004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79144" calcext:value-type="float">
            <text:p>64.77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9119404801</text:p>
          </table:table-cell>
          <table:table-cell office:value-type="string" calcext:value-type="string">
            <text:p>103 <text:s/>N15 E20 01AACD1 <text:s text:c="3"/>Carson City Dump North</text:p>
          </table:table-cell>
          <table:table-cell office:value-type="string" calcext:value-type="string">
            <text:p>2004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03528" calcext:value-type="float">
            <text:p>64.80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9119404801</text:p>
          </table:table-cell>
          <table:table-cell office:value-type="string" calcext:value-type="string">
            <text:p>103 <text:s/>N15 E20 01AACD1 <text:s text:c="3"/>Carson City Dump North</text:p>
          </table:table-cell>
          <table:table-cell office:value-type="string" calcext:value-type="string">
            <text:p>2004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52296" calcext:value-type="float">
            <text:p>64.85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9119404801</text:p>
          </table:table-cell>
          <table:table-cell office:value-type="string" calcext:value-type="string">
            <text:p>103 <text:s/>N15 E20 01AACD1 <text:s text:c="3"/>Carson City Dump North</text:p>
          </table:table-cell>
          <table:table-cell office:value-type="string" calcext:value-type="string">
            <text:p>2003-12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53464" calcext:value-type="float">
            <text:p>65.05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9119404801</text:p>
          </table:table-cell>
          <table:table-cell office:value-type="string" calcext:value-type="string">
            <text:p>103 <text:s/>N15 E20 01AACD1 <text:s text:c="3"/>Carson City Dump North</text:p>
          </table:table-cell>
          <table:table-cell office:value-type="string" calcext:value-type="string">
            <text:p>2003-07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80896" calcext:value-type="float">
            <text:p>65.08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9119404801</text:p>
          </table:table-cell>
          <table:table-cell office:value-type="string" calcext:value-type="string">
            <text:p>103 <text:s/>N15 E20 01AACD1 <text:s text:c="3"/>Carson City Dump North</text:p>
          </table:table-cell>
          <table:table-cell office:value-type="string" calcext:value-type="string">
            <text:p>2001-1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35632" calcext:value-type="float">
            <text:p>65.63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9119404801</text:p>
          </table:table-cell>
          <table:table-cell office:value-type="string" calcext:value-type="string">
            <text:p>103 <text:s/>N15 E20 01AACD1 <text:s text:c="3"/>Carson City Dump North</text:p>
          </table:table-cell>
          <table:table-cell office:value-type="string" calcext:value-type="string">
            <text:p>2001-1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558" calcext:value-type="float">
            <text:p>65.45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9119404801</text:p>
          </table:table-cell>
          <table:table-cell office:value-type="string" calcext:value-type="string">
            <text:p>103 <text:s/>N15 E20 01AACD1 <text:s text:c="3"/>Carson City Dump North</text:p>
          </table:table-cell>
          <table:table-cell office:value-type="string" calcext:value-type="string">
            <text:p>2001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61184" calcext:value-type="float">
            <text:p>65.86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9119404801</text:p>
          </table:table-cell>
          <table:table-cell office:value-type="string" calcext:value-type="string">
            <text:p>103 <text:s/>N15 E20 01AACD1 <text:s text:c="3"/>Carson City Dump North</text:p>
          </table:table-cell>
          <table:table-cell office:value-type="string" calcext:value-type="string">
            <text:p>2001-07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27784" calcext:value-type="float">
            <text:p>65.32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9119404801</text:p>
          </table:table-cell>
          <table:table-cell office:value-type="string" calcext:value-type="string">
            <text:p>103 <text:s/>N15 E20 01AACD1 <text:s text:c="3"/>Carson City Dump North</text:p>
          </table:table-cell>
          <table:table-cell office:value-type="string" calcext:value-type="string">
            <text:p>2001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464" calcext:value-type="float">
            <text:p>66.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9119404801</text:p>
          </table:table-cell>
          <table:table-cell office:value-type="string" calcext:value-type="string">
            <text:p>103 <text:s/>N15 E20 01AACD1 <text:s text:c="3"/>Carson City Dump North</text:p>
          </table:table-cell>
          <table:table-cell office:value-type="string" calcext:value-type="string">
            <text:p>2001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44904" calcext:value-type="float">
            <text:p>65.14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9119404801</text:p>
          </table:table-cell>
          <table:table-cell office:value-type="string" calcext:value-type="string">
            <text:p>103 <text:s/>N15 E20 01AACD1 <text:s text:c="3"/>Carson City Dump North</text:p>
          </table:table-cell>
          <table:table-cell office:value-type="string" calcext:value-type="string">
            <text:p>2001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08912" calcext:value-type="float">
            <text:p>65.20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9119404801</text:p>
          </table:table-cell>
          <table:table-cell office:value-type="string" calcext:value-type="string">
            <text:p>103 <text:s/>N15 E20 01AACD1 <text:s text:c="3"/>Carson City Dump North</text:p>
          </table:table-cell>
          <table:table-cell office:value-type="string" calcext:value-type="string">
            <text:p>2000-12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47368" calcext:value-type="float">
            <text:p>65.04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9119404801</text:p>
          </table:table-cell>
          <table:table-cell office:value-type="string" calcext:value-type="string">
            <text:p>103 <text:s/>N15 E20 01AACD1 <text:s text:c="3"/>Carson City Dump North</text:p>
          </table:table-cell>
          <table:table-cell office:value-type="string" calcext:value-type="string">
            <text:p>2000-09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748" calcext:value-type="float">
            <text:p>65.0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9119404801</text:p>
          </table:table-cell>
          <table:table-cell office:value-type="string" calcext:value-type="string">
            <text:p>103 <text:s/>N15 E20 01AACD1 <text:s text:c="3"/>Carson City Dump North</text:p>
          </table:table-cell>
          <table:table-cell office:value-type="string" calcext:value-type="string">
            <text:p>2000-07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0528" calcext:value-type="float">
            <text:p>65.1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9119404801</text:p>
          </table:table-cell>
          <table:table-cell office:value-type="string" calcext:value-type="string">
            <text:p>103 <text:s/>N15 E20 01AACD1 <text:s text:c="3"/>Carson City Dump North</text:p>
          </table:table-cell>
          <table:table-cell office:value-type="string" calcext:value-type="string">
            <text:p>2000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0528" calcext:value-type="float">
            <text:p>65.1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9119404801</text:p>
          </table:table-cell>
          <table:table-cell office:value-type="string" calcext:value-type="string">
            <text:p>103 <text:s/>N15 E20 01AACD1 <text:s text:c="3"/>Carson City Dump North</text:p>
          </table:table-cell>
          <table:table-cell office:value-type="string" calcext:value-type="string">
            <text:p>2000-03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6624" calcext:value-type="float">
            <text:p>65.1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9119404801</text:p>
          </table:table-cell>
          <table:table-cell office:value-type="string" calcext:value-type="string">
            <text:p>103 <text:s/>N15 E20 01AACD1 <text:s text:c="3"/>Carson City Dump North</text:p>
          </table:table-cell>
          <table:table-cell office:value-type="string" calcext:value-type="string">
            <text:p>1999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4912" calcext:value-type="float">
            <text:p>65.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9119404801</text:p>
          </table:table-cell>
          <table:table-cell office:value-type="string" calcext:value-type="string">
            <text:p>103 <text:s/>N15 E20 01AACD1 <text:s text:c="3"/>Carson City Dump North</text:p>
          </table:table-cell>
          <table:table-cell office:value-type="string" calcext:value-type="string">
            <text:p>1999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796" calcext:value-type="float">
            <text:p>65.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9119404801</text:p>
          </table:table-cell>
          <table:table-cell office:value-type="string" calcext:value-type="string">
            <text:p>103 <text:s/>N15 E20 01AACD1 <text:s text:c="3"/>Carson City Dump North</text:p>
          </table:table-cell>
          <table:table-cell office:value-type="string" calcext:value-type="string">
            <text:p>1999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1008" calcext:value-type="float">
            <text:p>65.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9119404801</text:p>
          </table:table-cell>
          <table:table-cell office:value-type="string" calcext:value-type="string">
            <text:p>103 <text:s/>N15 E20 01AACD1 <text:s text:c="3"/>Carson City Dump North</text:p>
          </table:table-cell>
          <table:table-cell office:value-type="string" calcext:value-type="string">
            <text:p>1999-08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6728" calcext:value-type="float">
            <text:p>65.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9119404801</text:p>
          </table:table-cell>
          <table:table-cell office:value-type="string" calcext:value-type="string">
            <text:p>103 <text:s/>N15 E20 01AACD1 <text:s text:c="3"/>Carson City Dump North</text:p>
          </table:table-cell>
          <table:table-cell office:value-type="string" calcext:value-type="string">
            <text:p>1999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32" calcext:value-type="float">
            <text:p>65.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9119404801</text:p>
          </table:table-cell>
          <table:table-cell office:value-type="string" calcext:value-type="string">
            <text:p>103 <text:s/>N15 E20 01AACD1 <text:s text:c="3"/>Carson City Dump North</text:p>
          </table:table-cell>
          <table:table-cell office:value-type="string" calcext:value-type="string">
            <text:p>1999-05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2344" calcext:value-type="float">
            <text:p>65.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9119404801</text:p>
          </table:table-cell>
          <table:table-cell office:value-type="string" calcext:value-type="string">
            <text:p>103 <text:s/>N15 E20 01AACD1 <text:s text:c="3"/>Carson City Dump North</text:p>
          </table:table-cell>
          <table:table-cell office:value-type="string" calcext:value-type="string">
            <text:p>1999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4536" calcext:value-type="float">
            <text:p>65.7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9119404801</text:p>
          </table:table-cell>
          <table:table-cell office:value-type="string" calcext:value-type="string">
            <text:p>103 <text:s/>N15 E20 01AACD1 <text:s text:c="3"/>Carson City Dump North</text:p>
          </table:table-cell>
          <table:table-cell office:value-type="string" calcext:value-type="string">
            <text:p>1999-02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6728" calcext:value-type="float">
            <text:p>65.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9119404801</text:p>
          </table:table-cell>
          <table:table-cell office:value-type="string" calcext:value-type="string">
            <text:p>103 <text:s/>N15 E20 01AACD1 <text:s text:c="3"/>Carson City Dump North</text:p>
          </table:table-cell>
          <table:table-cell office:value-type="string" calcext:value-type="string">
            <text:p>1999-0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2824" calcext:value-type="float">
            <text:p>65.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9119404801</text:p>
          </table:table-cell>
          <table:table-cell office:value-type="string" calcext:value-type="string">
            <text:p>103 <text:s/>N15 E20 01AACD1 <text:s text:c="3"/>Carson City Dump North</text:p>
          </table:table-cell>
          <table:table-cell office:value-type="string" calcext:value-type="string">
            <text:p>1998-12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1968" calcext:value-type="float">
            <text:p>66.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9119404801</text:p>
          </table:table-cell>
          <table:table-cell office:value-type="string" calcext:value-type="string">
            <text:p>103 <text:s/>N15 E20 01AACD1 <text:s text:c="3"/>Carson City Dump North</text:p>
          </table:table-cell>
          <table:table-cell office:value-type="string" calcext:value-type="string">
            <text:p>1998-1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8064" calcext:value-type="float">
            <text:p>66.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9119404801</text:p>
          </table:table-cell>
          <table:table-cell office:value-type="string" calcext:value-type="string">
            <text:p>103 <text:s/>N15 E20 01AACD1 <text:s text:c="3"/>Carson City Dump North</text:p>
          </table:table-cell>
          <table:table-cell office:value-type="string" calcext:value-type="string">
            <text:p>1998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7208" calcext:value-type="float">
            <text:p>66.1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9119404801</text:p>
          </table:table-cell>
          <table:table-cell office:value-type="string" calcext:value-type="string">
            <text:p>103 <text:s/>N15 E20 01AACD1 <text:s text:c="3"/>Carson City Dump North</text:p>
          </table:table-cell>
          <table:table-cell office:value-type="string" calcext:value-type="string">
            <text:p>1998-08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6352" calcext:value-type="float">
            <text:p>66.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9119404801</text:p>
          </table:table-cell>
          <table:table-cell office:value-type="string" calcext:value-type="string">
            <text:p>103 <text:s/>N15 E20 01AACD1 <text:s text:c="3"/>Carson City Dump North</text:p>
          </table:table-cell>
          <table:table-cell office:value-type="string" calcext:value-type="string">
            <text:p>1998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8544" calcext:value-type="float">
            <text:p>66.3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9119404801</text:p>
          </table:table-cell>
          <table:table-cell office:value-type="string" calcext:value-type="string">
            <text:p>103 <text:s/>N15 E20 01AACD1 <text:s text:c="3"/>Carson City Dump North</text:p>
          </table:table-cell>
          <table:table-cell office:value-type="string" calcext:value-type="string">
            <text:p>1998-06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1592" calcext:value-type="float">
            <text:p>66.4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9119404801</text:p>
          </table:table-cell>
          <table:table-cell office:value-type="string" calcext:value-type="string">
            <text:p>103 <text:s/>N15 E20 01AACD1 <text:s text:c="3"/>Carson City Dump North</text:p>
          </table:table-cell>
          <table:table-cell office:value-type="string" calcext:value-type="string">
            <text:p>1998-05-12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9984" calcext:value-type="float">
            <text:p>67.2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9119404801</text:p>
          </table:table-cell>
          <table:table-cell office:value-type="string" calcext:value-type="string">
            <text:p>103 <text:s/>N15 E20 01AACD1 <text:s text:c="3"/>Carson City Dump North</text:p>
          </table:table-cell>
          <table:table-cell office:value-type="string" calcext:value-type="string">
            <text:p>1998-04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988" calcext:value-type="float">
            <text:p>66.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9119404801</text:p>
          </table:table-cell>
          <table:table-cell office:value-type="string" calcext:value-type="string">
            <text:p>103 <text:s/>N15 E20 01AACD1 <text:s text:c="3"/>Carson City Dump North</text:p>
          </table:table-cell>
          <table:table-cell office:value-type="string" calcext:value-type="string">
            <text:p>1998-0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9024" calcext:value-type="float">
            <text:p>66.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9119404801</text:p>
          </table:table-cell>
          <table:table-cell office:value-type="string" calcext:value-type="string">
            <text:p>103 <text:s/>N15 E20 01AACD1 <text:s text:c="3"/>Carson City Dump North</text:p>
          </table:table-cell>
          <table:table-cell office:value-type="string" calcext:value-type="string">
            <text:p>1997-1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8648" calcext:value-type="float">
            <text:p>67.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9119404801</text:p>
          </table:table-cell>
          <table:table-cell office:value-type="string" calcext:value-type="string">
            <text:p>103 <text:s/>N15 E20 01AACD1 <text:s text:c="3"/>Carson City Dump North</text:p>
          </table:table-cell>
          <table:table-cell office:value-type="string" calcext:value-type="string">
            <text:p>1997-09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9504" calcext:value-type="float">
            <text:p>66.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9119404801</text:p>
          </table:table-cell>
          <table:table-cell office:value-type="string" calcext:value-type="string">
            <text:p>103 <text:s/>N15 E20 01AACD1 <text:s text:c="3"/>Carson City Dump North</text:p>
          </table:table-cell>
          <table:table-cell office:value-type="string" calcext:value-type="string">
            <text:p>1997-06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084" calcext:value-type="float">
            <text:p>67.2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9119404801</text:p>
          </table:table-cell>
          <table:table-cell office:value-type="string" calcext:value-type="string">
            <text:p>103 <text:s/>N15 E20 01AACD1 <text:s text:c="3"/>Carson City Dump North</text:p>
          </table:table-cell>
          <table:table-cell office:value-type="string" calcext:value-type="string">
            <text:p>1997-0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6184" calcext:value-type="float">
            <text:p>68.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9119404801</text:p>
          </table:table-cell>
          <table:table-cell office:value-type="string" calcext:value-type="string">
            <text:p>103 <text:s/>N15 E20 01AACD1 <text:s text:c="3"/>Carson City Dump North</text:p>
          </table:table-cell>
          <table:table-cell office:value-type="string" calcext:value-type="string">
            <text:p>1996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228" calcext:value-type="float">
            <text:p>68.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9119404801</text:p>
          </table:table-cell>
          <table:table-cell office:value-type="string" calcext:value-type="string">
            <text:p>103 <text:s/>N15 E20 01AACD1 <text:s text:c="3"/>Carson City Dump North</text:p>
          </table:table-cell>
          <table:table-cell office:value-type="string" calcext:value-type="string">
            <text:p>1993-07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896" calcext:value-type="float">
            <text:p>69.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9119404801</text:p>
          </table:table-cell>
          <table:table-cell office:value-type="string" calcext:value-type="string">
            <text:p>103 <text:s/>N15 E20 01AACD1 <text:s text:c="3"/>Carson City Dump North</text:p>
          </table:table-cell>
          <table:table-cell office:value-type="string" calcext:value-type="string">
            <text:p>1969-10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656" calcext:value-type="float">
            <text:p>67.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39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128" meta:object-count="0"/>
    <meta:user-defined meta:name="AppVersion">3.0</meta:user-defined>
  </office:meta>
</office:document-meta>
</file>